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19mm"/>
    </style:style>
    <style:style style:name="co2" style:family="table-column">
      <style:table-column-properties fo:break-before="auto" style:column-width="20.2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8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est_output_parseado_Greed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5 -</text:p>
          </table:table-cell>
          <table:table-cell table:number-columns-repeated="15"/>
          <table:table-cell table:style-name="Default"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Tam. Dataset</text:p>
          </table:table-cell>
          <table:table-cell office:value-type="string" calcext:value-type="string">
            <text:p>Media todos los nivel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AVERAGE([.B2:.P2])" office:value-type="float" office:value="92.6" calcext:value-type="float">
            <text:p>9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formula="of:=AVERAGE([.R2];[.R10];[.R18];[.R26];[.R34];[.R42];[.R50];[.R58];[.R66];[.R74])" office:value-type="float" office:value="88.7533333333333" calcext:value-type="float">
            <text:p>88,75333333333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/>
          <table:table-cell table:formula="of:=AVERAGE([.B3:.P3])" office:value-type="float" office:value="78.6666666666667" calcext:value-type="float">
            <text:p>7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.R3];[.R11];[.R19];[.R27];[.R35];[.R43];[.R51];[.R59];[.R67];[.R75])" office:value-type="float" office:value="80.8533333333333" calcext:value-type="float">
            <text:p>80,853333333333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AVERAGE([.B4:.P4])" office:value-type="float" office:value="80.7333333333333" calcext:value-type="float">
            <text:p>81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formula="of:=AVERAGE([.R4];[.R12];[.R20];[.R28];[.R36];[.R44];[.R52];[.R60];[.R68];[.R76])" office:value-type="float" office:value="76.3" calcext:value-type="float">
            <text:p>76,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AVERAGE([.B5:.P5])" office:value-type="float" office:value="74.4" calcext:value-type="float">
            <text:p>7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AVERAGE([.R5];[.R13];[.R21];[.R29];[.R37];[.R45];[.R53];[.R61];[.R69];[.R77])" office:value-type="float" office:value="76.9066666666667" calcext:value-type="float">
            <text:p>76,906666666666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AVERAGE([.B6:.P6])" office:value-type="float" office:value="71.2" calcext:value-type="float">
            <text:p>71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table:formula="of:=AVERAGE([.R6];[.R14];[.R22];[.R30];[.R38];[.R46];[.R54];[.R62];[.R70];[.R78])" office:value-type="float" office:value="77.08" calcext:value-type="float">
            <text:p>77,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AVERAGE([.B7:.P7])" office:value-type="float" office:value="85.3333333333333" calcext:value-type="float">
            <text:p>8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.R7];[.R15];[.R23];[.R31];[.R39];[.R47];[.R55];[.R63];[.R71];[.R79])" office:value-type="float" office:value="76.06" calcext:value-type="float">
            <text:p>76,06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6 -</text:p>
          </table:table-cell>
          <table:table-cell table:number-columns-repeated="15"/>
          <table:table-cell table:style-name="Default"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Tam. Dataset</text:p>
          </table:table-cell>
          <table:table-cell office:value-type="string" calcext:value-type="string">
            <text:p>Media niveles sin nivel 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/>
          <table:table-cell table:formula="of:=AVERAGE([.B10:.P10])" office:value-type="float" office:value="70.3333333333333" calcext:value-type="float">
            <text:p>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formula="of:=AVERAGE([.R2];[.R10];[.R18];[.R26];[.R34];[.R42];[.R50];[.R58];[.R66])" office:value-type="float" office:value="82.7777777777778" calcext:value-type="float">
            <text:p>82,77777777777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/>
          <table:table-cell table:formula="of:=AVERAGE([.B11:.P11])" office:value-type="float" office:value="64.8" calcext:value-type="float">
            <text:p>6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AVERAGE([.R3];[.R11];[.R19];[.R27];[.R35];[.R43];[.R51];[.R59];[.R67])" office:value-type="float" office:value="73.7333333333333" calcext:value-type="float">
            <text:p>73,733333333333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AVERAGE([.B12:.P12])" office:value-type="float" office:value="61.2" calcext:value-type="float">
            <text:p>61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formula="of:=AVERAGE([.R4];[.R12];[.R20];[.R28];[.R36];[.R44];[.R52];[.R60];[.R68])" office:value-type="float" office:value="70.2888888888889" calcext:value-type="float">
            <text:p>70,288888888888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AVERAGE([.B13:.P13])" office:value-type="float" office:value="61.6" calcext:value-type="float">
            <text:p>62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formula="of:=AVERAGE([.R5];[.R13];[.R21];[.R29];[.R37];[.R45];[.R53];[.R61];[.R69])" office:value-type="float" office:value="70.6666666666667" calcext:value-type="float">
            <text:p>70,666666666666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AVERAGE([.B14:.P14])" office:value-type="float" office:value="65.6" calcext:value-type="float">
            <text:p>66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table:formula="of:=AVERAGE([.R6];[.R14];[.R22];[.R30];[.R38];[.R46];[.R54];[.R62];[.R70])" office:value-type="float" office:value="70.3555555555556" calcext:value-type="float">
            <text:p>70,35555555555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/>
          <table:table-cell table:formula="of:=AVERAGE([.B15:.P15])" office:value-type="float" office:value="61.9333333333333" calcext:value-type="float">
            <text:p>6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.R7];[.R15];[.R23];[.R31];[.R39];[.R47];[.R55];[.R63];[.R71])" office:value-type="float" office:value="70.637037037037" calcext:value-type="float">
            <text:p>70,637037037037</text:p>
          </table:table-cell>
        </table:table-row>
        <table:table-row table:style-name="ro1">
          <table:table-cell table:number-columns-repeated="1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7 -</text:p>
          </table:table-cell>
          <table:table-cell table:number-columns-repeated="15"/>
          <table:table-cell table:style-name="Default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AVERAGE([.B18:.P18])" office:value-type="float" office:value="55.6666666666667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/>
          <table:table-cell table:formula="of:=AVERAGE([.B19:.P19])" office:value-type="float" office:value="58.2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/>
          <table:table-cell table:formula="of:=AVERAGE([.B20:.P20])" office:value-type="float" office:value="49.1333333333333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AVERAGE([.B21:.P21])" office:value-type="float" office:value="52.1333333333333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AVERAGE([.B22:.P22])" office:value-type="float" office:value="54.8666666666667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AVERAGE([.B23:.P23])" office:value-type="float" office:value="51.8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8 -</text:p>
          </table:table-cell>
          <table:table-cell table:number-columns-repeated="15"/>
          <table:table-cell table:style-name="Default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AVERAGE([.B26:.P26])" office:value-type="float" office:value="85.6666666666667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AVERAGE([.B27:.P27])" office:value-type="float" office:value="78.3333333333333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AVERAGE([.B28:.P28])" office:value-type="float" office:value="78.6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B29:.P29])" office:value-type="float" office:value="77.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AVERAGE([.B30:.P30])" office:value-type="float" office:value="76.2666666666667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/>
          <table:table-cell table:formula="of:=AVERAGE([.B31:.P31])" office:value-type="float" office:value="73.4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9 -</text:p>
          </table:table-cell>
          <table:table-cell table:number-columns-repeated="15"/>
          <table:table-cell table:style-name="Default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formula="of:=AVERAGE([.B34:.P34])" office:value-type="float" office:value="86.866666666666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AVERAGE([.B35:.P35])" office:value-type="float" office:value="72.4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  <table:table-cell table:formula="of:=AVERAGE([.B36:.P36])" office:value-type="float" office:value="78.1333333333333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/>
          <table:table-cell table:formula="of:=AVERAGE([.B37:.P37])" office:value-type="float" office:value="77.8666666666667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AVERAGE([.B38:.P38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AVERAGE([.B39:.P39])" office:value-type="float" office:value="73.9333333333333" calcext:value-type="float">
            <text:p>74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0 -</text:p>
          </table:table-cell>
          <table:table-cell table:number-columns-repeated="15"/>
          <table:table-cell table:style-name="Default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AVERAGE([.B42:.P42])" office:value-type="float" office:value="93.8666666666667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/>
          <table:table-cell table:formula="of:=AVERAGE([.B43:.P43])" office:value-type="float" office:value="77.1333333333333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AVERAGE([.B44:.P44])" office:value-type="float" office:value="74.4666666666667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AVERAGE([.B45:.P45])" office:value-type="float" office:value="76.5333333333333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AVERAGE([.B46:.P46])" office:value-type="float" office:value="75.1333333333333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AVERAGE([.B47:.P47])" office:value-type="float" office:value="78.8666666666667" calcext:value-type="float">
            <text:p>79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1 -</text:p>
          </table:table-cell>
          <table:table-cell table:number-columns-repeated="15"/>
          <table:table-cell table:style-name="Default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/>
          <table:table-cell table:formula="of:=AVERAGE([.B50:.P50])" office:value-type="float" office:value="84.8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AVERAGE([.B51:.P51])" office:value-type="float" office:value="82.8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AVERAGE([.B52:.P52])" office:value-type="float" office:value="76.6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4" office:value-type="float" office:value="76" calcext:value-type="float">
            <text:p>76</text:p>
          </table:table-cell>
          <table:table-cell/>
          <table:table-cell table:formula="of:=AVERAGE([.B53:.P53])" office:value-type="float" office:value="75.9333333333333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AVERAGE([.B54:.P54])" office:value-type="float" office:value="78.4666666666667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AVERAGE([.B55:.P55])" office:value-type="float" office:value="77.6666666666667" calcext:value-type="float">
            <text:p>78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2 -</text:p>
          </table:table-cell>
          <table:table-cell table:number-columns-repeated="15"/>
          <table:table-cell table:style-name="Default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/>
          <table:table-cell table:formula="of:=AVERAGE([.B58:.P58])" office:value-type="float" office:value="77.3333333333333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AVERAGE([.B59:.P59])" office:value-type="float" office:value="66.8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/>
          <table:table-cell table:formula="of:=AVERAGE([.B60:.P60])" office:value-type="float" office:value="62.2666666666667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AVERAGE([.B61:.P61])" office:value-type="float" office:value="60.8666666666667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AVERAGE([.B62:.P62])" office:value-type="float" office:value="61.4666666666667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/>
          <table:table-cell table:formula="of:=AVERAGE([.B63:.P63])" office:value-type="float" office:value="56.2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3 -</text:p>
          </table:table-cell>
          <table:table-cell table:number-columns-repeated="15"/>
          <table:table-cell table:style-name="Default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AVERAGE([.B66:.P66])" office:value-type="float" office:value="97.8666666666667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AVERAGE([.B67:.P67])" office:value-type="float" office:value="84.4666666666667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/>
          <table:table-cell table:formula="of:=AVERAGE([.B68:.P68])" office:value-type="float" office:value="71.4666666666667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AVERAGE([.B69:.P69])" office:value-type="float" office:value="78.8666666666667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AVERAGE([.B70:.P70])" office:value-type="float" office:value="76.2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AVERAGE([.B71:.P71])" office:value-type="float" office:value="76.6" calcext:value-type="float">
            <text:p>77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4 -</text:p>
          </table:table-cell>
          <table:table-cell table:number-columns-repeated="15"/>
          <table:table-cell table:style-name="Default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171" calcext:value-type="float">
            <text:p>171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AVERAGE([.B74:.P74])" office:value-type="float" office:value="142.53333333333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AVERAGE([.B75:.P75])" office:value-type="float" office:value="144.933333333333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76:.P76])" office:value-type="float" office:value="130.4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AVERAGE([.B77:.P77])" office:value-type="float" office:value="133.066666666667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AVERAGE([.B78:.P78])" office:value-type="float" office:value="137.6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VERAGE([.B79:.P79])" office:value-type="float" office:value="124.866666666667" calcext:value-type="float">
            <text:p>1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11:58:02.730515157</dc:date>
    <meta:editing-duration>PT8M19S</meta:editing-duration>
    <meta:editing-cycles>1</meta:editing-cycles>
    <meta:document-statistic meta:table-count="1" meta:cell-count="1078" meta:object-count="0"/>
    <meta:generator>LibreOffice/6.0.7.3$Linux_X86_64 LibreOffice_project/00m0$Build-3</meta:generator>
  </office:meta>
</office:document-meta>
</file>